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457cm" draw:marker-end="Arrow" draw:marker-end-width="0.762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-width="0.457cm" draw:marker-end="Arrow" draw:marker-end-width="0.762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draw:marker-start-width="0.457cm" draw:marker-end-width="0.457cm" draw:fill-color="#aecf00" draw:textarea-horizontal-align="justify" draw:textarea-vertical-align="middle" draw:auto-grow-height="false" fo:min-height="0cm" fo:min-width="0cm" fo:padding-top="0.176cm" fo:padding-bottom="0.176cm" fo:padding-left="0.301cm" fo:padding-right="0.301cm" fo:wrap-option="wrap"/>
    </style:style>
    <style:style style:name="P1" style:family="paragraph">
      <style:paragraph-properties fo:margin-left="0cm" fo:margin-right="0cm" fo:text-align="center" fo:text-indent="0cm"/>
      <style:text-properties fo:font-size="16pt"/>
    </style:style>
    <style:style style:name="P2" style:family="paragraph">
      <loext:graphic-properties draw:fill-color="#ccccff"/>
      <style:paragraph-properties fo:margin-left="0cm" fo:margin-right="0cm" fo:text-align="center" fo:text-indent="0cm"/>
      <style:text-properties style:font-name="Droid Sans" fo:font-size="16pt" fo:font-weight="bold" style:font-size-asian="18pt" style:font-size-complex="18pt"/>
    </style:style>
    <style:style style:name="P3" style:family="paragraph">
      <loext:graphic-properties draw:fill-color="#ffb515"/>
      <style:paragraph-properties fo:margin-left="0cm" fo:margin-right="0cm" fo:text-align="center" fo:text-indent="0cm"/>
      <style:text-properties style:font-name="Droid Sans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6" style:family="paragraph">
      <loext:graphic-properties draw:fill-color="#ffb515"/>
      <style:paragraph-properties fo:margin-left="0cm" fo:margin-right="0cm" fo:text-align="center" fo:text-indent="0cm"/>
      <style:text-properties style:font-name="Droid Sans" fo:font-size="16pt" fo:font-weight="bold" style:font-size-asian="16pt" style:font-size-complex="16pt"/>
    </style:style>
    <style:style style:name="P7" style:family="paragraph">
      <loext:graphic-properties draw:fill-color="#aecf00"/>
      <style:paragraph-properties fo:margin-left="0cm" fo:margin-right="0cm" fo:text-align="center" fo:text-indent="0cm"/>
      <style:text-properties fo:font-size="16pt"/>
    </style:style>
    <style:style style:name="T1" style:family="text">
      <style:text-properties style:font-name="Droid Sans" fo:font-weight="bold" style:font-size-asian="18pt" style:font-size-complex="18pt"/>
    </style:style>
    <style:style style:name="T2" style:family="text">
      <style:text-properties style:font-name="Droid Sans" fo:font-weight="bold" style:font-name-asian="Droid Sans" style:font-size-asian="18pt" style:font-name-complex="Droid Sans" style:font-size-complex="18pt"/>
    </style:style>
    <style:style style:name="T3" style:family="text">
      <style:text-properties style:text-position="super 58%" style:font-name="Droid Sans" fo:font-weight="bold" style:font-name-asian="Droid Sans" style:font-size-asian="18pt" style:font-name-complex="Droid Sans" style:font-size-complex="18pt"/>
    </style:style>
    <style:style style:name="T4" style:family="text">
      <style:text-properties style:font-name="Droid Sans" fo:font-weight="bold" style:font-size-asian="16pt" style:font-size-complex="16pt"/>
    </style:style>
    <style:style style:name="T5" style:family="text">
      <style:text-properties style:font-name="Droid Sans" fo:font-weight="bold" style:font-name-asian="Droid Sans" style:font-size-asian="16pt" style:font-name-complex="Droid Sans" style:font-size-complex="16pt"/>
    </style:style>
    <style:style style:name="T6" style:family="text">
      <style:text-properties style:font-name="Droid Sans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8cm" svg:height="2.54cm" svg:x="5.345cm" svg:y="4.305cm">
          <text:p text:style-name="P1"><text:span text:style-name="T1">Define path</text:span></text:p>
          <text:p text:style-name="P1"><text:span text:style-name="T1">parameter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3" xml:id="id2" draw:id="id2" draw:layer="layout" svg:width="4.68cm" svg:height="3.81cm" svg:x="9.655cm" svg:y="7.475cm">
          <text:p text:style-name="P1"><text:span text:style-name="T1">Evaluate</text:span></text:p>
          <text:p text:style-name="P1"><text:span text:style-name="T1">path</text:span></text:p>
          <text:p text:style-name="P1"><text:span text:style-name="T1">parameters</text:span></text:p>
          <text:p text:style-name="P1"><text:span text:style-name="T1">for each 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3.728cm" svg:height="3.61cm" svg:x="10.09cm" svg:y="12.955cm">
          <text:p text:style-name="P1"><text:span text:style-name="T1">Sum over</text:span></text:p>
          <text:p text:style-name="P1"><text:span text:style-name="T1">paths</text:span></text:p>
          <draw:enhanced-geometry svg:viewBox="0 0 21600 21600" draw:mirror-horizontal="false" draw:mirror-vertical="fals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2" draw:text-style-name="P3" xml:id="id4" draw:id="id4" draw:layer="layout" svg:width="3.81cm" svg:height="2.4cm" svg:x="10.025cm" svg:y="18.375cm">
          <text:p text:style-name="P1"><text:span text:style-name="T1">Compare</text:span></text:p>
          <text:p text:style-name="P1"><text:span text:style-name="T1">to data </text:span><text:span text:style-name="T2">—</text:span></text:p>
          <text:p text:style-name="P1"><text:span text:style-name="T1">evaluate </text:span><text:span text:style-name="T2">χ</text:span><text:span text:style-name="T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3.81cm" svg:height="3.81cm" svg:x="10.025cm" svg:y="22.65cm">
          <text:p text:style-name="P1"><text:span text:style-name="T1">Fit</text:span></text:p>
          <text:p text:style-name="P1"><text:span text:style-name="T1">finished?</text:span></text:p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10.525cm" svg:y1="5.575cm" svg:x2="11.995cm" svg:y2="7.475cm" draw:start-shape="id1" draw:start-glue-point="7" draw:end-shape="id2" draw:end-glue-point="4" svg:d="M10525 5575h1470v1900" svg:viewBox="0 0 1471 1901">
          <text:p/>
        </draw:connector>
        <draw:connector draw:style-name="gr3" draw:text-style-name="P4" draw:layer="layout" draw:type="line" svg:x1="11.995cm" svg:y1="11.285cm" svg:x2="11.954cm" svg:y2="12.955cm" draw:start-shape="id2" draw:start-glue-point="6" draw:end-shape="id3" draw:end-glue-point="4" svg:d="M11995 11285l-41 1670" svg:viewBox="0 0 42 1671">
          <text:p/>
        </draw:connector>
        <draw:connector draw:style-name="gr3" draw:text-style-name="P4" draw:layer="layout" draw:type="line" svg:x1="11.954cm" svg:y1="16.565cm" svg:x2="11.93cm" svg:y2="18.375cm" draw:start-shape="id3" draw:start-glue-point="8" draw:end-shape="id4" draw:end-glue-point="4" svg:d="M11954 16565l-24 1810" svg:viewBox="0 0 25 1811">
          <text:p/>
        </draw:connector>
        <draw:connector draw:style-name="gr3" draw:text-style-name="P4" draw:layer="layout" draw:type="line" svg:x1="11.93cm" svg:y1="20.775cm" svg:x2="11.93cm" svg:y2="22.65cm" draw:start-shape="id4" draw:start-glue-point="6" draw:end-shape="id5" draw:end-glue-point="4" svg:d="M11930 20775v1875" svg:viewBox="0 0 1 1876">
          <text:p/>
        </draw:connector>
        <draw:custom-shape draw:style-name="gr2" draw:text-style-name="P3" xml:id="id6" draw:id="id6" draw:layer="layout" svg:width="5.715cm" svg:height="2.54cm" svg:x="1.635cm" svg:y="23.28cm">
          <text:p text:style-name="P1"><text:span text:style-name="T1">Evaluate errors,</text:span></text:p>
          <text:p text:style-name="P1"><text:span text:style-name="T1">repor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0.025cm" svg:y1="24.555cm" svg:x2="7.35cm" svg:y2="24.55cm" draw:start-shape="id5" draw:start-glue-point="5" draw:end-shape="id6" draw:end-glue-point="7" svg:d="M10025 24555l-2675-5" svg:viewBox="0 0 2676 6">
          <text:p text:style-name="P1"><text:s text:c="4"/>Yes</text:p>
          <text:p text:style-name="P1"/>
        </draw:connector>
        <draw:custom-shape draw:style-name="gr2" draw:text-style-name="P6" xml:id="id7" draw:id="id7" draw:layer="layout" svg:width="3.875cm" svg:height="2.54cm" svg:x="16.54cm" svg:y="23.245cm">
          <text:p text:style-name="P5"><text:span text:style-name="T4">Update</text:span></text:p>
          <text:p text:style-name="P5"><text:span text:style-name="T4">fitting</text:span></text:p>
          <text:p text:style-name="P5"><text:span text:style-name="T4">parame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3.835cm" svg:y1="24.555cm" svg:x2="16.54cm" svg:y2="24.515cm" draw:start-shape="id5" draw:start-glue-point="7" draw:end-shape="id7" svg:d="M13835 24555l2705-40" svg:viewBox="0 0 2706 41">
          <text:p text:style-name="P1">No <text:s text:c="3"/></text:p>
          <text:p text:style-name="P1"/>
        </draw:connector>
        <draw:connector draw:style-name="gr3" draw:text-style-name="P4" draw:layer="layout" draw:type="line" svg:x1="18.478cm" svg:y1="23.245cm" svg:x2="18.445cm" svg:y2="10.96cm" draw:start-shape="id7" draw:start-glue-point="4" draw:end-shape="id8" draw:end-glue-point="6" svg:d="M18478 23245l-33-12285" svg:viewBox="0 0 34 12286">
          <text:p/>
        </draw:connector>
        <draw:custom-shape draw:style-name="gr1" draw:text-style-name="P2" xml:id="id9" draw:id="id9" draw:layer="layout" svg:width="5.18cm" svg:height="2.97cm" svg:x="1.245cm" svg:y="1.205cm">
          <text:p text:style-name="P1"><text:span text:style-name="T1">Create</text:span></text:p>
          <text:p text:style-name="P1"><text:span text:style-name="T1">guess/set/def</text:span></text:p>
          <text:p text:style-name="P1"><text:span text:style-name="T1">parameter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4" draw:layer="layout" svg:x1="6.425cm" svg:y1="2.69cm" svg:x2="7.935cm" svg:y2="4.557cm" draw:start-shape="id9" draw:start-glue-point="7" draw:end-shape="id1" draw:end-glue-point="4" svg:d="M6425 2690h1510v1867" svg:viewBox="0 0 1511 1868">
          <text:p/>
        </draw:connector>
        <draw:custom-shape draw:style-name="gr2" draw:text-style-name="P6" xml:id="id8" draw:id="id8" draw:layer="layout" svg:width="3.81cm" svg:height="3.035cm" svg:x="16.54cm" svg:y="7.925cm">
          <text:p text:style-name="P5"><text:span text:style-name="T4">Re</text:span><text:span text:style-name="T5">ë</text:span><text:span text:style-name="T4">valuate</text:span></text:p>
          <text:p text:style-name="P5"><text:span text:style-name="T4">def</text:span></text:p>
          <text:p text:style-name="P5"><text:span text:style-name="T4">parame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6.54cm" svg:y1="9.442cm" svg:x2="14.335cm" svg:y2="9.38cm" draw:start-shape="id8" draw:start-glue-point="5" draw:end-shape="id2" draw:end-glue-point="7" svg:d="M16540 9442l-2205-62" svg:viewBox="0 0 2206 63">
          <text:p/>
        </draw:connector>
        <draw:custom-shape draw:style-name="gr5" draw:text-style-name="P7" draw:layer="layout" svg:width="5.715cm" svg:height="2.54cm" svg:x="13.065cm" svg:y="1.74cm">
          <text:p text:style-name="P1"><text:span text:style-name="T6">Use math</text:span></text:p>
          <text:p text:style-name="P1"><text:span text:style-name="T6">expressions!</text:span></text:p>
          <draw:enhanced-geometry svg:viewBox="0 0 21600 21600" draw:text-areas="800 800 20800 20800" draw:type="round-rectangular-callout" draw:modifiers="-11722.0433869839 27286.8949232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meta:creation-date>2008-07-28T14:40:40</meta:creation-date>
    <dc:creator>Bruce Ravel</dc:creator>
    <dc:date>2018-05-02T19:55:54.977837611</dc:date>
    <meta:editing-cycles>10</meta:editing-cycles>
    <meta:editing-duration>PT3H16M46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